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imbusRomNo9L-Regu" svg:font-family="NimbusRomNo9L-Regu" style:font-family-generic="roman"/>
    <style:font-face style:name="Times New Roman1" svg:font-family="'Times New Roman'" style:font-family-generic="roman"/>
    <style:font-face style:name="Times-Roman~42" svg:font-family="Times-Roman~42" style:font-family-generic="roman"/>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0.75in" style:rel-column-width="1080*"/>
    </style:style>
    <style:style style:name="Table2.B" style:family="table-column">
      <style:table-column-properties style:column-width="2.6868in" style:rel-column-width="3869*"/>
    </style:style>
    <style:style style:name="Table2.C" style:family="table-column">
      <style:table-column-properties style:column-width="1.1875in" style:rel-column-width="1710*"/>
    </style:style>
    <style:style style:name="Table2.E" style:family="table-column">
      <style:table-column-properties style:column-width="0.6882in" style:rel-column-width="99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writing-mode="lr-tb"/>
    </style:style>
    <style:style style:name="Table1.A" style:family="table-column">
      <style:table-column-properties style:column-width="0.5625in" style:rel-column-width="5671*"/>
    </style:style>
    <style:style style:name="Table1.B" style:family="table-column">
      <style:table-column-properties style:column-width="2.0625in" style:rel-column-width="20794*"/>
    </style:style>
    <style:style style:name="Table1.C" style:family="table-column">
      <style:table-column-properties style:column-width="2.25in" style:rel-column-width="22685*"/>
    </style:style>
    <style:style style:name="Table1.D" style:family="table-column">
      <style:table-column-properties style:column-width="1.625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fo:font-weight="normal" officeooo:rsid="000b50af" officeooo:paragraph-rsid="000b50af" style:font-name-asian="Times New Roman2" style:font-size-asian="12pt" style:font-weight-asian="normal" style:font-name-complex="Times New Roman2" style:font-size-complex="12pt" style:font-weight-complex="normal"/>
    </style:style>
    <style:style style:name="P2" style:family="paragraph" style:parent-style-name="Standard">
      <style:paragraph-properties fo:text-align="justify" style:justify-single-word="false"/>
      <style:text-properties officeooo:rsid="0013ca53" officeooo:paragraph-rsid="0013ca53"/>
    </style:style>
    <style:style style:name="P3" style:family="paragraph" style:parent-style-name="Standard">
      <style:paragraph-properties fo:margin-top="0.1945in" fo:margin-bottom="0in" style:contextual-spacing="false" fo:line-height="100%" fo:text-align="justify" style:justify-single-word="false"/>
    </style:style>
    <style:style style:name="P4" style:family="paragraph" style:parent-style-name="Standard">
      <style:paragraph-properties fo:margin-top="0.1945in" fo:margin-bottom="0in" style:contextual-spacing="false" fo:line-height="100%" fo:text-align="justify" style:justify-single-word="false"/>
      <style:text-properties officeooo:paragraph-rsid="00072bd0"/>
    </style:style>
    <style:style style:name="P5" style:family="paragraph" style:parent-style-name="Standard">
      <style:paragraph-properties fo:margin-top="0.1945in" fo:margin-bottom="0in" style:contextual-spacing="false" fo:line-height="100%" fo:text-align="justify" style:justify-single-word="false"/>
      <style:text-properties officeooo:paragraph-rsid="000e0d47"/>
    </style:style>
    <style:style style:name="P6" style:family="paragraph" style:parent-style-name="Standard">
      <style:paragraph-properties fo:margin-top="0.1945in" fo:margin-bottom="0in" style:contextual-spacing="false" fo:line-height="100%" fo:text-align="justify" style:justify-single-word="false"/>
      <style:text-properties officeooo:paragraph-rsid="00126f1f"/>
    </style:style>
    <style:style style:name="P7" style:family="paragraph" style:parent-style-name="Standard">
      <style:paragraph-properties fo:margin-top="0.1945in" fo:margin-bottom="0in" style:contextual-spacing="false" fo:line-height="100%" fo:text-align="justify" style:justify-single-word="false"/>
      <style:text-properties officeooo:paragraph-rsid="0016ea21"/>
    </style:style>
    <style:style style:name="P8" style:family="paragraph" style:parent-style-name="Standard">
      <style:paragraph-properties fo:margin-top="0.1945in" fo:margin-bottom="0in" style: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top="0.1945in" fo:margin-bottom="0in" style:contextual-spacing="false" fo:line-height="100%" fo:text-align="justify" style:justify-single-word="false"/>
      <style:text-properties style:font-name="Times New Roman" fo:font-size="12pt" officeooo:paragraph-rsid="0013ca53" style:font-name-asian="Times New Roman2" style:font-size-asian="12pt" style:font-name-complex="Times New Roman2" style:font-size-complex="12pt"/>
    </style:style>
    <style:style style:name="P10" style:family="paragraph" style:parent-style-name="Standard">
      <style:paragraph-properties fo:margin-top="0.1945in" fo:margin-bottom="0in" style:contextual-spacing="false" fo:line-height="100%" fo:text-align="justify" style:justify-single-word="false"/>
      <style:text-properties style:font-name="Times New Roman" fo:font-size="12pt" style:font-name-asian="Times New Roman2" style:font-size-asian="12pt" style:font-name-complex="Times New Roman2" style:font-size-complex="12pt" style:font-weight-complex="bold"/>
    </style:style>
    <style:style style:name="P11" style:family="paragraph" style:parent-style-name="Standard">
      <style:paragraph-properties fo:margin-top="0.1945in" fo:margin-bottom="0in" style:contextual-spacing="false" fo:line-height="100%" fo:text-align="justify" style:justify-single-word="false"/>
      <style:text-properties style:font-name="Times New Roman" fo:font-size="12pt" officeooo:rsid="00053b56" officeooo:paragraph-rsid="00053b56" style:font-name-asian="Times New Roman2" style:font-size-asian="12pt" style:font-name-complex="Times New Roman2" style:font-size-complex="12pt"/>
    </style:style>
    <style:style style:name="P12" style:family="paragraph" style:parent-style-name="Standard">
      <style:paragraph-properties fo:margin-top="0.1945in" fo:margin-bottom="0in" style:contextual-spacing="false" fo:line-height="100%" fo:text-align="justify" style:justify-single-word="false"/>
      <style:text-properties style:font-name="Times New Roman" fo:font-size="12pt" officeooo:rsid="00053b56" officeooo:paragraph-rsid="000ca464" style:font-name-asian="Times New Roman2" style:font-size-asian="12pt" style:font-name-complex="Times New Roman2" style:font-size-complex="12pt"/>
    </style:style>
    <style:style style:name="P13" style:family="paragraph" style:parent-style-name="Standard">
      <style:paragraph-properties fo:margin-top="0.1945in" fo:margin-bottom="0in" style:contextual-spacing="false" fo:line-height="100%" fo:text-align="justify" style:justify-single-word="false"/>
      <style:text-properties style:font-name="Times New Roman" fo:font-size="12pt" officeooo:rsid="0013ca53" officeooo:paragraph-rsid="0013ca53" style:font-name-asian="Times New Roman2" style:font-size-asian="12pt" style:font-name-complex="Times New Roman2" style:font-size-complex="12pt"/>
    </style:style>
    <style:style style:name="P14"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officeooo:rsid="000b50af" officeooo:paragraph-rsid="000b50af" style:font-name-asian="Times New Roman2" style:font-size-asian="12pt" style:font-weight-asian="bold" style:font-name-complex="Times New Roman2" style:font-size-complex="12pt" style:font-weight-complex="bold"/>
    </style:style>
    <style:style style:name="P15"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officeooo:rsid="001a41b7" officeooo:paragraph-rsid="001a41b7" style:font-name-asian="Times New Roman2" style:font-size-asian="12pt" style:font-weight-asian="bold" style:font-name-complex="Times New Roman2" style:font-size-complex="12pt" style:font-weight-complex="bold"/>
    </style:style>
    <style:style style:name="P17"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8"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officeooo:paragraph-rsid="00126f1f" style:font-name-asian="Times New Roman2" style:font-size-asian="12pt" style:font-weight-asian="bold" style:font-name-complex="Times New Roman2" style:font-size-complex="12pt"/>
    </style:style>
    <style:style style:name="P19"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officeooo:rsid="00151b51" officeooo:paragraph-rsid="00151b51" style:font-name-asian="Times New Roman2" style:font-size-asian="12pt" style:font-weight-asian="bold" style:font-name-complex="Times New Roman2" style:font-size-complex="12pt"/>
    </style:style>
    <style:style style:name="P20"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51b51" officeooo:paragraph-rsid="00151b51" style:font-name-asian="Times New Roman2" style:font-size-asian="12pt" style:font-weight-asian="normal" style:font-name-complex="Times New Roman2" style:font-size-complex="12pt" style:font-weight-complex="normal"/>
    </style:style>
    <style:style style:name="P21"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a41b7" officeooo:paragraph-rsid="001afc0c" style:font-name-asian="Times New Roman2" style:font-size-asian="12pt" style:font-weight-asian="normal" style:font-name-complex="Times New Roman2" style:font-size-complex="12pt" style:font-weight-complex="normal"/>
    </style:style>
    <style:style style:name="P22"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c60bf" officeooo:paragraph-rsid="001c60bf"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d6c7d" officeooo:paragraph-rsid="001d6c7d" style:font-name-asian="Times New Roman2" style:font-size-asian="12pt" style:font-weight-asian="normal" style:font-name-complex="Times New Roman2" style:font-size-complex="12pt" style:font-weight-complex="normal"/>
    </style:style>
    <style:style style:name="P24" style:family="paragraph" style:parent-style-name="Standard">
      <style:paragraph-properties fo:margin-top="0.1945in" fo:margin-bottom="0in" style:contextual-spacing="false" fo:line-height="100%" fo:text-align="justify" style:justify-single-word="false"/>
      <style:text-properties fo:font-weight="normal" officeooo:rsid="000555a3" officeooo:paragraph-rsid="000555a3" style:font-weight-asian="normal" style:font-weight-complex="normal"/>
    </style:style>
    <style:style style:name="P25" style:family="paragraph" style:parent-style-name="Standard">
      <style:paragraph-properties fo:margin-top="0.1945in" fo:margin-bottom="0in" style:contextual-spacing="false" fo:line-height="100%" fo:text-align="justify" style:justify-single-word="false"/>
      <style:text-properties fo:font-weight="normal" officeooo:rsid="0006f8e0" officeooo:paragraph-rsid="0006f8e0" style:font-weight-asian="normal" style:font-weight-complex="normal"/>
    </style:style>
    <style:style style:name="P26" style:family="paragraph" style:parent-style-name="Standard">
      <style:paragraph-properties fo:margin-top="0.1945in" fo:margin-bottom="0in" style:contextual-spacing="false" fo:line-height="100%" fo:text-align="justify" style:justify-single-word="false"/>
      <style:text-properties officeooo:rsid="000b50af" officeooo:paragraph-rsid="00126f1f"/>
    </style:style>
    <style:style style:name="P27" style:family="paragraph" style:parent-style-name="Standard">
      <style:paragraph-properties fo:margin-top="0.1945in" fo:margin-bottom="0in" style:contextual-spacing="false" fo:line-height="100%" fo:text-align="justify" style:justify-single-word="false"/>
      <style:text-properties officeooo:rsid="001afc0c" officeooo:paragraph-rsid="001afc0c"/>
    </style:style>
    <style:style style:name="P28" style:family="paragraph" style:parent-style-name="Standard">
      <style:paragraph-properties fo:margin-top="0.1945in" fo:margin-bottom="0in" style:contextual-spacing="false" fo:line-height="100%" fo:text-align="justify" style:justify-single-word="false" fo:break-before="page"/>
      <style:text-properties style:font-name="Times New Roman" fo:font-size="12pt" fo:font-weight="bold" officeooo:rsid="000b50af" officeooo:paragraph-rsid="000b50af" style:font-name-asian="Times New Roman2" style:font-size-asian="12pt" style:font-weight-asian="bold" style:font-name-complex="Times New Roman2" style:font-size-complex="12pt" style:font-weight-complex="bold"/>
    </style:style>
    <style:style style:name="P29" style:family="paragraph" style:parent-style-name="Table_20_Contents">
      <style:text-properties style:font-name="Times New Roman" fo:font-size="12pt" style:font-name-asian="Times New Roman2" style:font-size-asian="12pt" style:font-name-complex="Times New Roman2" style:font-size-complex="12pt"/>
    </style:style>
    <style:style style:name="P30" style:family="paragraph" style:parent-style-name="Table_20_Contents">
      <style:text-properties style:font-name="Times New Roman" fo:font-size="12pt" officeooo:rsid="000e0d47" officeooo:paragraph-rsid="000e0d47" style:font-name-asian="Times New Roman2" style:font-size-asian="12pt" style:font-name-complex="Times New Roman2" style:font-size-complex="12pt"/>
    </style:style>
    <style:style style:name="P31" style:family="paragraph" style:parent-style-name="Table_20_Contents">
      <style:text-properties style:font-name="Times New Roman" fo:font-size="12pt" fo:font-weight="bold" officeooo:rsid="0006f8e0" officeooo:paragraph-rsid="0006f8e0" style:font-name-asian="Times New Roman2" style:font-size-asian="12pt" style:font-weight-asian="bold" style:font-name-complex="Times New Roman2" style:font-size-complex="12pt" style:font-weight-complex="bold"/>
    </style:style>
    <style:style style:name="P32" style:family="paragraph" style:parent-style-name="Standard">
      <style:paragraph-properties fo:break-before="pag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33" style:family="paragraph" style:parent-style-name="Heading_20_1">
      <style:text-properties style:font-name="Times New Roman" fo:font-size="12pt" fo:font-weight="bold" officeooo:rsid="000b50af" officeooo:paragraph-rsid="000b50af" style:font-name-asian="Times New Roman2" style:font-size-asian="12pt" style:font-weight-asian="bold" style:font-name-complex="Times New Roman2" style:font-size-complex="12pt" style:font-weight-complex="bold"/>
    </style:style>
    <style:style style:name="P34" style:family="paragraph" style:parent-style-name="Standard" style:master-page-name="">
      <style:paragraph-properties fo:margin-left="0.1866in" fo:margin-right="0in" fo:margin-top="0in" fo:margin-bottom="0in" style:contextual-spacing="false" fo:line-height="100%" fo:text-align="justify" style:justify-single-word="false" fo:orphans="2" fo:widows="2" fo:text-indent="-0.1866in" style:auto-text-indent="false" style:page-number="auto" style:writing-mode="lr-tb"/>
      <style:text-properties style:font-name="Times New Roman" fo:font-size="12pt" fo:font-weight="normal" officeooo:rsid="001afc0c" officeooo:paragraph-rsid="001a41b7" style:font-name-asian="Times New Roman2" style:font-size-asian="12pt" style:font-weight-asian="normal" style:font-name-complex="Times New Roman2" style:font-size-complex="12pt" style:font-weight-complex="normal"/>
    </style:style>
    <style:style style:name="P35" style:family="paragraph" style:parent-style-name="Standard">
      <style:paragraph-properties fo:margin-top="0in" fo:margin-bottom="0in" style:contextual-spacing="false" fo:line-height="100%" fo:text-align="justify" style:justify-single-word="false"/>
      <style:text-properties officeooo:rsid="001afc0c" officeooo:paragraph-rsid="001c60bf"/>
    </style:style>
    <style:style style:name="P36" style:family="paragraph" style:parent-style-name="Standard">
      <style:paragraph-properties fo:margin-top="0in" fo:margin-bottom="0in" style:contextual-spacing="false" fo:line-height="100%" fo:text-align="justify" style:justify-single-word="false"/>
      <style:text-properties officeooo:rsid="001afc0c" officeooo:paragraph-rsid="001afc0c"/>
    </style:style>
    <style:style style:name="P37" style:family="paragraph" style:parent-style-name="Standard">
      <style:paragraph-properties fo:margin-top="0in" fo:margin-bottom="0in" style:contextual-spacing="false" fo:line-height="100%" fo:text-align="justify" style:justify-single-word="false"/>
      <style:text-properties style:font-name="Times New Roman" fo:font-size="12pt" fo:font-weight="normal" officeooo:rsid="001afc0c" officeooo:paragraph-rsid="001afc0c" style:font-name-asian="Times New Roman2" style:font-size-asian="12pt" style:font-weight-asian="normal" style:font-name-complex="Times New Roman2" style:font-size-complex="12pt" style:font-weight-complex="normal"/>
    </style:style>
    <style:style style:name="P38" style:family="paragraph" style:parent-style-name="Standard" style:master-page-name="">
      <style:paragraph-properties fo:margin-left="0.3752in" fo:margin-right="0in" fo:margin-top="0in" fo:margin-bottom="0in" style:contextual-spacing="false" fo:line-height="100%" fo:text-align="justify" style:justify-single-word="false" fo:orphans="2" fo:widows="2" fo:text-indent="-0.3752in" style:auto-text-indent="false" style:page-number="auto" style:writing-mode="lr-tb">
        <style:tab-stops>
          <style:tab-stop style:position="0.3752in"/>
        </style:tab-stops>
      </style:paragraph-properties>
      <style:text-properties style:font-name="Times New Roman" fo:font-size="12pt" officeooo:rsid="00053b56" officeooo:paragraph-rsid="001e4635" style:font-name-asian="Times New Roman2" style:font-size-asian="12pt" style:font-name-complex="Times New Roman2" style:font-size-complex="12pt"/>
    </style:style>
    <style:style style:name="P39" style:family="paragraph" style:parent-style-name="Standard">
      <style:paragraph-properties fo:margin-left="0.3752in" fo:margin-right="0in" fo:margin-top="0in" fo:margin-bottom="0in" style:contextual-spacing="false" fo:line-height="100%" fo:text-align="justify" style:justify-single-word="false" fo:orphans="2" fo:widows="2" fo:text-indent="-0.3752in" style:auto-text-indent="false" style:writing-mode="lr-tb">
        <style:tab-stops>
          <style:tab-stop style:position="0.3752in"/>
        </style:tab-stops>
      </style:paragraph-properties>
      <style:text-properties style:font-name="Times New Roman" fo:font-size="12pt" officeooo:rsid="00053b56" officeooo:paragraph-rsid="001e4635" style:font-name-asian="Times New Roman2" style:font-size-asian="12pt" style:font-name-complex="Times New Roman2" style:font-size-complex="12pt"/>
    </style:style>
    <style:style style:name="P40" style:family="paragraph" style:parent-style-name="Standard" style:master-page-name="Standard">
      <style:paragraph-properties fo:margin-top="0.1945in" fo:margin-bottom="0in" style:contextual-spacing="false" fo:line-height="100%" fo:text-align="justify" style:justify-single-word="false" style:page-number="auto"/>
      <style:text-properties style:font-name="Times New Roman" fo:font-size="12pt" fo:font-weight="bold" style:font-name-asian="Times New Roman2" style:font-size-asian="12pt" style:font-weight-asian="bold" style:font-name-complex="Times New Roman2" style:font-size-complex="12pt"/>
    </style:style>
    <style:style style:name="P41" style:family="paragraph" style:parent-style-name="Standard" style:list-style-name="WWNum1">
      <style:paragraph-properties fo:margin-top="0.1945in" fo:margin-bottom="0in" style: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42" style:family="paragraph" style:parent-style-name="Standard">
      <style:paragraph-properties fo:margin-top="0.1945in" fo:margin-bottom="0in" style:contextual-spacing="false" fo:line-height="100%" fo:text-align="justify" style:justify-single-word="false"/>
      <style:text-properties style:font-name="Times New Roman" fo:font-size="12pt" officeooo:rsid="00053b56" officeooo:paragraph-rsid="002aff88" style:font-name-asian="Times New Roman2" style:font-size-asian="12pt" style:font-name-complex="Times New Roman2" style:font-size-complex="12pt"/>
    </style:style>
    <style:style style:name="P43"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afc0c" officeooo:paragraph-rsid="001afc0c" style:font-name-asian="Times New Roman2" style:font-size-asian="12pt" style:font-weight-asian="normal" style:font-name-complex="Times New Roman2" style:font-size-complex="12pt" style:font-weight-complex="normal"/>
    </style:style>
    <style:style style:name="P44"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a41b7" officeooo:paragraph-rsid="001afc0c" style:font-name-asian="Times New Roman2" style:font-size-asian="12pt" style:font-weight-asian="normal" style:font-name-complex="Times New Roman2" style:font-size-complex="12pt" style:font-weight-complex="normal"/>
    </style:style>
    <style:style style:name="P45" style:family="paragraph" style:parent-style-name="Standard" style:list-style-name="L1">
      <style:paragraph-properties fo:margin-top="0.1945in" fo:margin-bottom="0in" style:contextual-spacing="false" fo:line-height="100%" fo:text-align="justify" style:justify-single-word="false"/>
      <style:text-properties style:font-name="Times New Roman" fo:font-size="12pt" fo:font-weight="normal" officeooo:rsid="001a41b7" officeooo:paragraph-rsid="001a41b7" style:font-name-asian="Times New Roman2" style:font-size-asian="12pt" style:font-weight-asian="normal" style:font-name-complex="Times New Roman2" style:font-size-complex="12pt" style:font-weight-complex="normal"/>
    </style:style>
    <style:style style:name="P46"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2460dc" officeooo:paragraph-rsid="002460dc" style:font-name-asian="Times New Roman2" style:font-size-asian="12pt" style:font-weight-asian="normal" style:font-name-complex="Times New Roman2" style:font-size-complex="12pt" style:font-weight-complex="normal"/>
    </style:style>
    <style:style style:name="P47"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1d6c7d" officeooo:paragraph-rsid="002460dc" style:font-name-asian="Times New Roman2" style:font-size-asian="12pt" style:font-weight-asian="normal" style:font-name-complex="Times New Roman2" style:font-size-complex="12pt" style:font-weight-complex="normal"/>
    </style:style>
    <style:style style:name="P48"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053b56" officeooo:paragraph-rsid="000b50af" style:font-name-asian="Times New Roman2" style:font-size-asian="12pt" style:font-weight-asian="normal" style:font-name-complex="Times New Roman2" style:font-size-complex="12pt" style:font-weight-complex="normal"/>
    </style:style>
    <style:style style:name="P49"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normal" officeooo:rsid="003e1720" style:font-name-asian="Times New Roman2" style:font-size-asian="12pt" style:font-weight-asian="normal" style:font-name-complex="Times New Roman2" style:font-size-complex="12pt" style:font-weight-complex="normal"/>
    </style:style>
    <style:style style:name="P50" style:family="paragraph" style:parent-style-name="Standard">
      <style:paragraph-properties fo:margin-top="0.1945in" fo:margin-bottom="0in" style:contextual-spacing="false" fo:line-height="10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51" style:family="paragraph" style:parent-style-name="Standard">
      <style:paragraph-properties fo:margin-top="0.1945in" fo:margin-bottom="0in" style:contextual-spacing="false" fo:line-height="100%" fo:text-align="justify" style:justify-single-word="false"/>
      <style:text-properties style:font-name="Times New Roman" fo:font-size="11pt" fo:font-weight="normal" officeooo:rsid="0013ca53" officeooo:paragraph-rsid="0019059e" style:font-name-asian="Times New Roman2" style:font-size-asian="11pt" style:font-weight-asian="normal" style:font-name-complex="Times New Roman2" style:font-size-complex="11pt" style:font-weight-complex="normal"/>
    </style:style>
    <style:style style:name="P52" style:family="paragraph" style:parent-style-name="Standard">
      <style:paragraph-properties fo:margin-top="0.1945in" fo:margin-bottom="0in" style:contextual-spacing="false" fo:line-height="100%" fo:text-align="justify" style:justify-single-word="false"/>
      <style:text-properties style:font-name="Times-Roman~42" fo:font-size="11pt" officeooo:paragraph-rsid="0013ca53" style:font-size-asian="11pt"/>
    </style:style>
    <style:style style:name="P53" style:family="paragraph" style:parent-style-name="Standard">
      <style:paragraph-properties fo:margin-top="0.1945in" fo:margin-bottom="0in" style:contextual-spacing="false" fo:line-height="100%" fo:text-align="justify" style:justify-single-word="false"/>
    </style:style>
    <style:style style:name="P54" style:family="paragraph" style:parent-style-name="Standard">
      <style:paragraph-properties fo:margin-top="0.1945in" fo:margin-bottom="0in" style:contextual-spacing="false" fo:line-height="100%" fo:text-align="justify" style:justify-single-word="false"/>
      <style:text-properties officeooo:paragraph-rsid="003860b3"/>
    </style:style>
    <style:style style:name="P55" style:family="paragraph" style:parent-style-name="Standard">
      <style:paragraph-properties fo:text-align="justify" style:justify-single-word="false"/>
      <style:text-properties officeooo:rsid="00269f96" officeooo:paragraph-rsid="00269f96"/>
    </style:style>
    <style:style style:name="P56" style:family="paragraph" style:parent-style-name="Standard">
      <style:text-properties style:font-name="Times New Roman" fo:font-size="11pt" style:font-name-asian="Times New Roman2" style:font-size-asian="11pt" style:font-name-complex="Times New Roman2" style:font-size-complex="11pt"/>
    </style:style>
    <style:style style:name="P57" style:family="paragraph" style:parent-style-name="Standard">
      <style:text-properties style:font-name="Times New Roman" fo:font-size="11pt" officeooo:rsid="00269f96" officeooo:paragraph-rsid="00269f96" style:font-name-asian="Times New Roman2" style:font-size-asian="11pt" style:font-name-complex="Times New Roman2" style:font-size-complex="11pt"/>
    </style:style>
    <style:style style:name="P58" style:family="paragraph" style:parent-style-name="Standard">
      <style:text-properties style:font-name="Times New Roman" fo:font-size="11pt" officeooo:paragraph-rsid="0017d2dc" style:font-name-asian="Times New Roman2" style:font-size-asian="11pt" style:font-name-complex="Times New Roman2" style:font-size-complex="11pt"/>
    </style:style>
    <style:style style:name="P59" style:family="paragraph" style:parent-style-name="Standard">
      <style:paragraph-properties fo:text-align="justify" style:justify-single-word="false"/>
      <style:text-properties style:font-name="Times New Roman" fo:font-size="11pt" officeooo:rsid="002ccd8f" officeooo:paragraph-rsid="002ccd8f" style:font-name-asian="Times New Roman2" style:font-size-asian="11pt" style:font-name-complex="Times New Roman2" style:font-size-complex="11pt"/>
    </style:style>
    <style:style style:name="P60" style:family="paragraph" style:parent-style-name="Standard">
      <style:paragraph-properties fo:text-align="justify" style:justify-single-word="false"/>
      <style:text-properties officeooo:rsid="003197fa" officeooo:paragraph-rsid="003197fa"/>
    </style:style>
    <style:style style:name="P61" style:family="paragraph" style:parent-style-name="Standard">
      <style:paragraph-properties fo:text-align="justify" style:justify-single-word="false"/>
      <style:text-properties officeooo:rsid="0033126c" officeooo:paragraph-rsid="0033126c"/>
    </style:style>
    <style:style style:name="P62" style:family="paragraph" style:parent-style-name="Standard">
      <style:paragraph-properties fo:text-align="justify" style:justify-single-word="false"/>
      <style:text-properties officeooo:rsid="00358483" officeooo:paragraph-rsid="00358483"/>
    </style:style>
    <style:style style:name="P63" style:family="paragraph" style:parent-style-name="Standard">
      <style:paragraph-properties fo:text-align="justify" style:justify-single-word="false"/>
      <style:text-properties officeooo:rsid="003860b3" officeooo:paragraph-rsid="003860b3"/>
    </style:style>
    <style:style style:name="P64" style:family="paragraph" style:parent-style-name="Standard" style:list-style-name="WWNum1">
      <style:paragraph-properties fo:margin-top="0.1945in" fo:margin-bottom="0.1945in" style: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65" style:family="paragraph" style:parent-style-name="Table_20_Contents">
      <style:text-properties style:font-name="Times New Roman" fo:font-size="11pt" fo:font-weight="bold" officeooo:rsid="0017d2dc" officeooo:paragraph-rsid="0017d2dc" style:font-name-asian="Times New Roman2" style:font-size-asian="11pt" style:font-weight-asian="bold" style:font-name-complex="Times New Roman2" style:font-size-complex="11pt" style:font-weight-complex="bold"/>
    </style:style>
    <style:style style:name="P66" style:family="paragraph" style:parent-style-name="Table_20_Contents">
      <style:text-properties style:font-name="Times New Roman" fo:font-size="11pt" fo:font-weight="bold" officeooo:rsid="0019059e" officeooo:paragraph-rsid="0019059e" style:font-name-asian="Times New Roman2" style:font-size-asian="11pt" style:font-weight-asian="bold" style:font-name-complex="Times New Roman2" style:font-size-complex="11pt" style:font-weight-complex="bold"/>
    </style:style>
    <style:style style:name="P67" style:family="paragraph" style:parent-style-name="Table_20_Contents">
      <style:text-properties style:font-name="Times New Roman" fo:font-size="11pt" style:font-name-asian="Times New Roman2" style:font-size-asian="11pt" style:font-name-complex="Times New Roman2" style:font-size-complex="11pt"/>
    </style:style>
    <style:style style:name="P68" style:family="paragraph" style:parent-style-name="Table_20_Contents">
      <style:text-properties style:font-name="Times New Roman" fo:font-size="11pt" officeooo:rsid="001eb972" officeooo:paragraph-rsid="001eb972" style:font-name-asian="Times New Roman2" style:font-size-asian="11pt" style:font-name-complex="Times New Roman2" style:font-size-complex="11pt"/>
    </style:style>
    <style:style style:name="P69" style:family="paragraph" style:parent-style-name="Table_20_Contents">
      <style:text-properties style:font-name="Times New Roman" fo:font-size="11pt" officeooo:rsid="0017d2dc" officeooo:paragraph-rsid="0019059e" style:font-name-asian="Times New Roman2" style:font-size-asian="11pt" style:font-name-complex="Times New Roman2" style:font-size-complex="11pt"/>
    </style:style>
    <style:style style:name="P70" style:family="paragraph" style:parent-style-name="Table_20_Contents">
      <style:text-properties style:font-name="Times New Roman" fo:font-size="11pt" officeooo:rsid="0019059e" officeooo:paragraph-rsid="0019059e" style:font-name-asian="Times New Roman2" style:font-size-asian="11pt" style:font-name-complex="Times New Roman2" style:font-size-complex="11pt"/>
    </style:style>
    <style:style style:name="P71" style:family="paragraph" style:parent-style-name="Table_20_Contents">
      <style:text-properties style:font-name="Times New Roman" fo:font-size="11pt" officeooo:rsid="0021c81e" officeooo:paragraph-rsid="0021c81e" style:font-name-asian="Times New Roman2" style:font-size-asian="11pt" style:font-name-complex="Times New Roman2" style:font-size-complex="11pt"/>
    </style:style>
    <style:style style:name="P72" style:family="paragraph" style:parent-style-name="Table_20_Contents">
      <style:text-properties style:font-name="Times New Roman" fo:font-size="11pt" officeooo:paragraph-rsid="0017d2dc" style:font-name-asian="Times New Roman2" style:font-size-asian="11pt" style:font-name-complex="Times New Roman2" style:font-size-complex="11pt"/>
    </style:style>
    <style:style style:name="P73" style:family="paragraph" style:parent-style-name="Table_20_Contents">
      <style:text-properties style:font-name="Times New Roman" fo:font-size="11pt" officeooo:rsid="001a41b7" officeooo:paragraph-rsid="001a41b7" style:font-name-asian="Times New Roman2" style:font-size-asian="11pt" style:font-name-complex="Times New Roman2" style:font-size-complex="11pt"/>
    </style:style>
    <style:style style:name="P74" style:family="paragraph" style:parent-style-name="Table_20_Contents">
      <style:text-properties style:font-name="Times New Roman" fo:font-size="11pt" officeooo:rsid="0020992b" officeooo:paragraph-rsid="0020992b" style:font-name-asian="Times New Roman2" style:font-size-asian="11pt" style:font-name-complex="Times New Roman2" style:font-size-complex="11pt"/>
    </style:style>
    <style:style style:name="P75" style:family="paragraph" style:parent-style-name="Table_20_Contents">
      <style:text-properties style:font-name="Times New Roman" fo:font-size="11pt" officeooo:rsid="00286175" officeooo:paragraph-rsid="00286175" style:font-name-asian="Times New Roman2" style:font-size-asian="11pt" style:font-name-complex="Times New Roman2" style:font-size-complex="11pt"/>
    </style:style>
    <style:style style:name="P76" style:family="paragraph" style:parent-style-name="Table_20_Contents">
      <style:text-properties style:font-name="Times New Roman" fo:font-size="11pt" officeooo:rsid="00286175" officeooo:paragraph-rsid="002943b3" style:font-name-asian="Times New Roman2" style:font-size-asian="11pt" style:font-name-complex="Times New Roman2" style:font-size-complex="11pt"/>
    </style:style>
    <style:style style:name="P77" style:family="paragraph" style:parent-style-name="Table_20_Contents">
      <style:text-properties style:font-name="Times New Roman" fo:font-size="11pt" officeooo:rsid="002e6356" officeooo:paragraph-rsid="002e6356" style:font-name-asian="Times New Roman2" style:font-size-asian="11pt" style:font-name-complex="Times New Roman2" style:font-size-complex="11pt"/>
    </style:style>
    <style:style style:name="P78" style:family="paragraph" style:parent-style-name="Table_20_Contents">
      <style:text-properties style:font-name="Times New Roman" fo:font-size="11pt" officeooo:rsid="003197fa" officeooo:paragraph-rsid="003197fa" style:font-name-asian="Times New Roman2" style:font-size-asian="11pt" style:font-name-complex="Times New Roman2" style:font-size-complex="11pt"/>
    </style:style>
    <style:style style:name="P79" style:family="paragraph" style:parent-style-name="Table_20_Contents">
      <style:text-properties style:font-name="Times New Roman" fo:font-size="11pt" officeooo:rsid="00323cf4" officeooo:paragraph-rsid="00323cf4" style:font-name-asian="Times New Roman2" style:font-size-asian="11pt" style:font-name-complex="Times New Roman2" style:font-size-complex="11pt"/>
    </style:style>
    <style:style style:name="P80" style:family="paragraph" style:parent-style-name="Table_20_Contents">
      <style:text-properties style:font-name="Times New Roman" fo:font-size="11pt" officeooo:rsid="00358483" officeooo:paragraph-rsid="00358483" style:font-name-asian="Times New Roman2" style:font-size-asian="11pt" style:font-name-complex="Times New Roman2" style:font-size-complex="11pt"/>
    </style:style>
    <style:style style:name="P81" style:family="paragraph" style:parent-style-name="Table_20_Contents">
      <style:text-properties style:font-name="Times New Roman" fo:font-size="11pt" officeooo:rsid="00366724" officeooo:paragraph-rsid="00366724" style:font-name-asian="Times New Roman2" style:font-size-asian="11pt" style:font-name-complex="Times New Roman2" style:font-size-complex="11pt"/>
    </style:style>
    <style:style style:name="P82" style:family="paragraph" style:parent-style-name="Table_20_Contents">
      <style:text-properties style:font-name="Times New Roman" fo:font-size="11pt" officeooo:rsid="0037a4b1" officeooo:paragraph-rsid="0037a4b1" style:font-name-asian="Times New Roman2" style:font-size-asian="11pt" style:font-name-complex="Times New Roman2" style:font-size-complex="11pt"/>
    </style:style>
    <style:style style:name="P83" style:family="paragraph" style:parent-style-name="Table_20_Contents">
      <style:text-properties style:font-name="Times New Roman" fo:font-size="11pt" officeooo:rsid="003860b3" officeooo:paragraph-rsid="003860b3" style:font-name-asian="Times New Roman2" style:font-size-asian="11pt" style:font-name-complex="Times New Roman2" style:font-size-complex="11pt"/>
    </style:style>
    <style:style style:name="P84" style:family="paragraph" style:parent-style-name="Table_20_Contents">
      <style:text-properties style:font-name="Times New Roman" fo:font-size="11pt" officeooo:rsid="0038ee54" officeooo:paragraph-rsid="0038ee54" style:font-name-asian="Times New Roman2" style:font-size-asian="11pt" style:font-name-complex="Times New Roman2" style:font-size-complex="11pt"/>
    </style:style>
    <style:style style:name="P85" style:family="paragraph" style:parent-style-name="Table_20_Contents">
      <style:text-properties style:font-name="Times New Roman" fo:font-size="11pt" officeooo:rsid="0038ee54" officeooo:paragraph-rsid="003b0f3a" style:font-name-asian="Times New Roman2" style:font-size-asian="11pt" style:font-name-complex="Times New Roman2" style:font-size-complex="11pt"/>
    </style:style>
    <style:style style:name="P86" style:family="paragraph" style:parent-style-name="Table_20_Contents">
      <style:text-properties style:font-name="Times New Roman" fo:font-size="11pt" officeooo:rsid="003b0f3a" officeooo:paragraph-rsid="003b0f3a" style:font-name-asian="Times New Roman2" style:font-size-asian="11pt" style:font-name-complex="Times New Roman2" style:font-size-complex="11pt"/>
    </style:style>
    <style:style style:name="P87" style:family="paragraph" style:parent-style-name="Table_20_Contents">
      <style:text-properties style:font-name="Times New Roman" fo:font-size="11pt" fo:font-style="italic" fo:font-weight="bold" officeooo:rsid="0019059e" officeooo:paragraph-rsid="0019059e" style:font-name-asian="Times New Roman2" style:font-size-asian="11pt" style:font-style-asian="italic" style:font-weight-asian="bold" style:font-name-complex="Times New Roman2" style:font-size-complex="11pt" style:font-style-complex="italic" style:font-weight-complex="bold"/>
    </style:style>
    <style:style style:name="P88" style:family="paragraph" style:parent-style-name="Table_20_Contents">
      <style:text-properties fo:font-size="11pt" officeooo:paragraph-rsid="0021c81e" style:font-size-asian="11pt" style:font-size-complex="11pt"/>
    </style:style>
    <style:style style:name="P89" style:family="paragraph" style:parent-style-name="Heading_20_1">
      <style:text-properties fo:font-weight="bold" style:font-weight-asian="bold" style:font-weight-complex="bold"/>
    </style:style>
    <style:style style:name="P90" style:family="paragraph" style:parent-style-name="Heading_20_1">
      <style:text-properties style:font-name="Times New Roman" fo:font-size="12pt" fo:font-weight="bold" officeooo:rsid="00269f96" officeooo:paragraph-rsid="003e1720" style:font-name-asian="Times New Roman2" style:font-size-asian="12pt" style:font-weight-asian="bold" style:font-name-complex="Times New Roman2" style:font-size-complex="12pt" style:font-weight-complex="bold"/>
    </style:style>
    <style:style style:name="P91" style:family="paragraph" style:parent-style-name="Heading_20_1">
      <style:paragraph-properties fo:text-align="justify" style:justify-single-word="false"/>
      <style:text-properties style:font-name="Times New Roman" fo:font-size="12pt" fo:font-weight="bold" officeooo:paragraph-rsid="00269f96" style:font-name-asian="Times New Roman2" style:font-size-asian="12pt" style:font-weight-asian="bold" style:font-name-complex="Times New Roman2" style:font-size-complex="12pt" style:font-weight-complex="bold"/>
    </style:style>
    <style:style style:name="P92" style:family="paragraph" style:parent-style-name="Heading_20_1">
      <style:paragraph-properties fo:text-align="justify" style:justify-single-word="false"/>
      <style:text-properties style:font-name="Times New Roman" fo:font-size="12pt" fo:font-weight="normal" officeooo:rsid="0026e64f" officeooo:paragraph-rsid="0026e64f" style:font-name-asian="Times New Roman2" style:font-size-asian="12pt" style:font-weight-asian="normal" style:font-name-complex="Times New Roman2" style:font-size-complex="12pt" style:font-weight-complex="normal"/>
    </style:style>
    <style:style style:name="P93" style:family="paragraph" style:parent-style-name="Heading_20_1">
      <style:paragraph-properties fo:text-align="justify" style:justify-single-word="false"/>
      <style:text-properties style:font-name="Times New Roman" fo:font-size="12pt" fo:font-weight="normal" officeooo:rsid="0026e64f" officeooo:paragraph-rsid="003e1720" style:font-name-asian="Times New Roman2" style:font-size-asian="12pt" style:font-weight-asian="normal" style:font-name-complex="Times New Roman2" style:font-size-complex="12pt" style:font-weight-complex="normal"/>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2" style:family="text">
      <style:text-properties style:font-name="Times New Roman" fo:font-size="12pt" fo:font-weight="bold" officeooo:rsid="00053b56"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fo:font-weight="bold" officeooo:rsid="001c60bf" style:font-name-asian="Times New Roman2" style:font-size-asian="12pt" style:font-weight-asian="bold" style:font-name-complex="Times New Roman2" style:font-size-complex="12pt" style:font-weight-complex="bold"/>
    </style:style>
    <style:style style:name="T4" style:family="text">
      <style:text-properties style:font-name="Times New Roman" fo:font-size="12pt" style:font-name-asian="Times New Roman2" style:font-size-asian="12pt" style:font-name-complex="Times New Roman2" style:font-size-complex="12pt"/>
    </style:style>
    <style:style style:name="T5" style:family="text">
      <style:text-properties style:font-name="Times New Roman" fo:font-size="12pt" style:font-name-asian="Times New Roman2" style:font-size-asian="12pt" style:font-name-complex="Times New Roman2" style:font-size-complex="12pt" style:font-weight-complex="bold"/>
    </style:style>
    <style:style style:name="T6" style:family="text">
      <style:text-properties style:font-name="Times New Roman" fo:font-size="12pt" officeooo:rsid="00053b56" style:font-name-asian="Times New Roman2" style:font-size-asian="12pt" style:font-name-complex="Times New Roman2" style:font-size-complex="12pt" style:font-weight-complex="bold"/>
    </style:style>
    <style:style style:name="T7" style:family="text">
      <style:text-properties style:font-name="Times New Roman" fo:font-size="12pt" officeooo:rsid="00072bd0" style:font-name-asian="Times New Roman2" style:font-size-asian="12pt" style:font-name-complex="Times New Roman2" style:font-size-complex="12pt" style:font-weight-complex="bold"/>
    </style:style>
    <style:style style:name="T8" style:family="text">
      <style:text-properties style:font-name="Times New Roman" fo:font-size="12pt" officeooo:rsid="000ca464" style:font-name-asian="Times New Roman2" style:font-size-asian="12pt" style:font-name-complex="Times New Roman2" style:font-size-complex="12pt" style:font-weight-complex="bold"/>
    </style:style>
    <style:style style:name="T9" style:family="text">
      <style:text-properties style:font-name="Times New Roman" fo:font-size="12pt" officeooo:rsid="000e0d47" style:font-name-asian="Times New Roman2" style:font-size-asian="12pt" style:font-name-complex="Times New Roman2" style:font-size-complex="12pt" style:font-weight-complex="bold"/>
    </style:style>
    <style:style style:name="T10" style:family="text">
      <style:text-properties style:font-name="Times New Roman" fo:font-size="12pt" officeooo:rsid="0026e64f" style:font-name-asian="Times New Roman2" style:font-size-asian="12pt" style:font-name-complex="Times New Roman2" style:font-size-complex="12pt" style:font-weight-complex="bold"/>
    </style:style>
    <style:style style:name="T11" style:family="text">
      <style:text-properties style:font-name="Times New Roman" fo:font-size="12pt" officeooo:rsid="003860b3" style:font-name-asian="Times New Roman2" style:font-size-asian="12pt" style:font-name-complex="Times New Roman2" style:font-size-complex="12pt" style:font-weight-complex="bold"/>
    </style:style>
    <style:style style:name="T12" style:family="text">
      <style:text-properties style:font-name="Times New Roman" fo:font-size="12pt" officeooo:rsid="0006f8e0" style:font-name-asian="Times New Roman2" style:font-size-asian="12pt" style:font-name-complex="Times New Roman2" style:font-size-complex="12pt"/>
    </style:style>
    <style:style style:name="T13" style:family="text">
      <style:text-properties style:font-name="Times New Roman" fo:font-size="12pt" officeooo:rsid="00072bd0" style:font-name-asian="Times New Roman2" style:font-size-asian="12pt" style:font-name-complex="Times New Roman2" style:font-size-complex="12pt"/>
    </style:style>
    <style:style style:name="T14"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15" style:family="text">
      <style:text-properties style:font-name="Times New Roman" fo:font-size="12pt" fo:font-weight="normal" officeooo:rsid="0006f8e0" style:font-name-asian="Times New Roman2" style:font-size-asian="12pt" style:font-weight-asian="normal" style:font-name-complex="Times New Roman2" style:font-size-complex="12pt" style:font-weight-complex="normal"/>
    </style:style>
    <style:style style:name="T16" style:family="text">
      <style:text-properties style:font-name="Times New Roman" fo:font-size="12pt" fo:font-weight="normal" officeooo:rsid="00072bd0" style:font-name-asian="Times New Roman2" style:font-size-asian="12pt" style:font-weight-asian="normal" style:font-name-complex="Times New Roman2" style:font-size-complex="12pt" style:font-weight-complex="normal"/>
    </style:style>
    <style:style style:name="T17" style:family="text">
      <style:text-properties style:font-name="Times New Roman" fo:font-size="12pt" fo:font-weight="normal" officeooo:rsid="000a2ad0" style:font-name-asian="Times New Roman2" style:font-size-asian="12pt" style:font-weight-asian="normal" style:font-name-complex="Times New Roman2" style:font-size-complex="12pt" style:font-weight-complex="normal"/>
    </style:style>
    <style:style style:name="T18" style:family="text">
      <style:text-properties style:font-name="Times New Roman" fo:font-size="12pt" fo:font-weight="normal" officeooo:rsid="000b50af" style:font-name-asian="Times New Roman2" style:font-size-asian="12pt" style:font-weight-asian="normal" style:font-name-complex="Times New Roman2" style:font-size-complex="12pt" style:font-weight-complex="normal"/>
    </style:style>
    <style:style style:name="T19" style:family="text">
      <style:text-properties style:font-name="Times New Roman" fo:font-size="12pt" fo:font-weight="normal" officeooo:rsid="00126f1f" style:font-name-asian="Times New Roman2" style:font-size-asian="12pt" style:font-weight-asian="normal" style:font-name-complex="Times New Roman2" style:font-size-complex="12pt" style:font-weight-complex="normal"/>
    </style:style>
    <style:style style:name="T20" style:family="text">
      <style:text-properties style:font-name="Times New Roman" fo:font-size="12pt" fo:font-weight="normal" officeooo:rsid="00151b51" style:font-name-asian="Times New Roman2" style:font-size-asian="12pt" style:font-weight-asian="normal" style:font-name-complex="Times New Roman2" style:font-size-complex="12pt" style:font-weight-complex="normal"/>
    </style:style>
    <style:style style:name="T21" style:family="text">
      <style:text-properties style:font-name="Times New Roman" fo:font-size="12pt" fo:font-weight="normal" officeooo:rsid="001a41b7" style:font-name-asian="Times New Roman2" style:font-size-asian="12pt" style:font-weight-asian="normal" style:font-name-complex="Times New Roman2" style:font-size-complex="12pt" style:font-weight-complex="normal"/>
    </style:style>
    <style:style style:name="T22" style:family="text">
      <style:text-properties style:font-name="Times New Roman" fo:font-size="12pt" fo:font-weight="normal" officeooo:rsid="001c60bf" style:font-name-asian="Times New Roman2" style:font-size-asian="12pt" style:font-weight-asian="normal" style:font-name-complex="Times New Roman2" style:font-size-complex="12pt" style:font-weight-complex="normal"/>
    </style:style>
    <style:style style:name="T23" style:family="text">
      <style:text-properties style:font-name="Times New Roman" officeooo:rsid="0021c81e" style:font-name-asian="Times New Roman2" style:font-name-complex="Times New Roman2"/>
    </style:style>
    <style:style style:name="T24" style:family="text">
      <style:text-properties style:font-name="Times New Roman" officeooo:rsid="002305d4" style:font-name-asian="Times New Roman2" style:font-name-complex="Times New Roman2"/>
    </style:style>
    <style:style style:name="T25" style:family="text">
      <style:text-properties style:font-name="Times New Roman" officeooo:rsid="002460dc" style:font-name-asian="Times New Roman2" style:font-name-complex="Times New Roman2"/>
    </style:style>
    <style:style style:name="T26" style:family="text">
      <style:text-properties officeooo:rsid="000555a3"/>
    </style:style>
    <style:style style:name="T27" style:family="text">
      <style:text-properties officeooo:rsid="0006f8e0"/>
    </style:style>
    <style:style style:name="T28" style:family="text">
      <style:text-properties officeooo:rsid="000ca464"/>
    </style:style>
    <style:style style:name="T29" style:family="text">
      <style:text-properties officeooo:rsid="0013ca53"/>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officeooo:rsid="00396ec8" style:font-style-asian="italic" style:font-style-complex="italic"/>
    </style:style>
    <style:style style:name="T33" style:family="text">
      <style:text-properties fo:font-style="italic" officeooo:rsid="003e1720" style:font-style-asian="italic" style:font-style-complex="italic"/>
    </style:style>
    <style:style style:name="T34" style:family="text">
      <style:text-properties officeooo:rsid="0016f7c6"/>
    </style:style>
    <style:style style:name="T35" style:family="text">
      <style:text-properties officeooo:rsid="0019059e"/>
    </style:style>
    <style:style style:name="T36" style:family="text">
      <style:text-properties officeooo:rsid="001a41b7"/>
    </style:style>
    <style:style style:name="T37" style:family="text">
      <style:text-properties fo:font-weight="bold" style:font-weight-asian="bold" style:font-weight-complex="bold"/>
    </style:style>
    <style:style style:name="T38" style:family="text">
      <style:text-properties officeooo:rsid="001e4635"/>
    </style:style>
    <style:style style:name="T39" style:family="text">
      <style:text-properties style:font-name="Times New Roman"/>
    </style:style>
    <style:style style:name="T40" style:family="text">
      <style:text-properties style:font-name="Times New Roman" officeooo:rsid="0021c81e" style:font-name-asian="Times New Roman2" style:font-name-complex="Times New Roman2"/>
    </style:style>
    <style:style style:name="T41" style:family="text">
      <style:text-properties style:font-name="Times New Roman" officeooo:rsid="002460dc" style:font-name-asian="Times New Roman2" style:font-name-complex="Times New Roman2"/>
    </style:style>
    <style:style style:name="T42" style:family="text">
      <style:text-properties officeooo:rsid="002305d4"/>
    </style:style>
    <style:style style:name="T43" style:family="text">
      <style:text-properties style:font-name="Times New Roman1"/>
    </style:style>
    <style:style style:name="T44" style:family="text">
      <style:text-properties officeooo:rsid="0026e64f"/>
    </style:style>
    <style:style style:name="T45" style:family="text">
      <style:text-properties fo:font-style="normal" style:font-style-asian="normal" style:font-style-complex="normal"/>
    </style:style>
    <style:style style:name="T46" style:family="text">
      <style:text-properties fo:font-style="normal" officeooo:rsid="003b0f3a" style:font-style-asian="normal" style:font-style-complex="normal"/>
    </style:style>
    <style:style style:name="T47" style:family="text">
      <style:text-properties fo:font-style="normal" officeooo:rsid="003e1720" style:font-style-asian="normal" style:font-style-complex="normal"/>
    </style:style>
    <style:style style:name="T48" style:family="text">
      <style:text-properties officeooo:rsid="0027df24"/>
    </style:style>
    <style:style style:name="T49" style:family="text">
      <style:text-properties officeooo:rsid="002943b3"/>
    </style:style>
    <style:style style:name="T50" style:family="text">
      <style:text-properties officeooo:rsid="002fcea0"/>
    </style:style>
    <style:style style:name="T51" style:family="text">
      <style:text-properties officeooo:rsid="00325574"/>
    </style:style>
    <style:style style:name="T52" style:family="text">
      <style:text-properties officeooo:rsid="0032fbf1"/>
    </style:style>
    <style:style style:name="T53" style:family="text">
      <style:text-properties officeooo:rsid="0038ee54"/>
    </style:style>
    <style:style style:name="T54" style:family="text">
      <style:text-properties officeooo:rsid="00396ec8"/>
    </style:style>
    <style:style style:name="T55" style:family="text">
      <style:text-properties officeooo:rsid="003e1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aporan Kemajuan 2</text:p>
      <text:p text:style-name="P8"/>
      <text:p text:style-name="P8"/>
      <text:p text:style-name="P15"/>
      <text:p text:style-name="P32">Daftar Isi</text:p>
      <text:p text:style-name="P1">dfddg</text:p>
      <text:p text:style-name="P33"/>
      <text:p text:style-name="P28"/>
      <text:p text:style-name="P90">Pendahuluan <text:line-break/></text:p>
      <text:p text:style-name="P93">[tbd <text:span text:style-name="T48">pembahasan sub bab]</text:span></text:p>
      <text:p text:style-name="P90"><text:span text:style-name="T55">Keterkaitan dengan seminar kemajuan pertama.</text:span></text:p>
      <text:p text:style-name="P92">Dalam seminar kemajuan pertama, dibahas mengenai kredibilitas informasi. [tbd <text:s/>baca dulu]</text:p>
      <text:p text:style-name="P92">Dalam menentukan kredibilitas informasi, diperlukan analisis keterkaitan antar informasi dari berbagai sumber yang berbentuk teks. Sumber informasi yang berbeda dapat memberikan keterangan yang berkaitan atau sama tetapi dengan kosa kata dan struktur yang berbeda. <text:s/>Dalam seminar kemajuan pertama, aspek ini diidentifikasi sebagai hal yang paling sulit. <text:s/>Task pengenalan <text:span text:style-name="T31">textual entailment </text:span><text:span text:style-name="T45">dapat digunakan dalam permasalahan ini.</text:span></text:p>
      <text:p text:style-name="P92">[tbd keterkaitan dengan target]</text:p>
      <text:p text:style-name="P91">Textual Entailment</text:p>
      <text:p text:style-name="Heading_20_1"><text:span text:style-name="T10">Pengenalan</text:span><text:span text:style-name="T5"> textual entailment adalah task dalam pemrosesan teks untuk </text:span><text:span text:style-name="T6">mengenali </text:span><text:span text:style-name="T5">apakah </text:span><text:span text:style-name="T7">suatu </text:span><text:span text:style-name="T5">fragmen teks dapat diinferensi dari fragment teks yang lain </text:span><text:span text:style-name="T7">berdasarkan pengetahuan umum</text:span><text:span text:style-name="T5">. </text:span></text:p>
      <text:p text:style-name="P54"><text:span text:style-name="T5">Sebagai contoh </text:span><text:span text:style-name="T8">berikut adalah dua teks dengan hubungan</text:span><text:span text:style-name="T5"> </text:span><text:span text:style-name="T8">T1 entails T2, </text:span><text:span text:style-name="T11">jika T1 benar maka T2 juga benar</text:span><text:span text:style-name="T5">:<text:tab/><text:tab/><text:line-break/><text:tab/><text:tab/></text:span></text:p>
      <text:p text:style-name="P38"><text:span text:style-name="T27">T1</text:span>: <text:tab/><text:span text:style-name="T38">Most of Grameen Bank's borrowers use the small loans to start businesses by, for instance, buying a cow to produce milk, or a rickshaw, or materials to make cloth or pottery.</text:span></text:p>
      <text:p text:style-name="P39"><text:span text:style-name="T27">T2</text:span>: <text:tab/><text:span text:style-name="T38">Grameen Bank's loans are used to buy a cow.</text:span></text:p>
      <text:p text:style-name="P12">Pada contoh diatas <text:span text:style-name="T28">walaupun T1 entails T2, tetapi tidak sebaliknya. </text:span><text:s/><text:span text:style-name="T28">Ini disebabkan entailment dapat bersifat satu arah. Ini perbedaan utama antara entailment dengan task pengenalan parapharase.</text:span></text:p>
      <text:p text:style-name="P42">RTE <text:s/><text:span text:style-name="T26">dapat digunakan </text:span>dalam <text:span text:style-name="T26">aplikasi </text:span>pemrosesan bahasa <text:span text:style-name="T26">alami </text:span>seperti <text:span text:style-name="T26">information retrieval (IR), question and answering (QA), </text:span><text:s/>machine translation <text:span text:style-name="T27">dan perangkuman teks. <text:s text:c="2"/>[tbd seperti di paper]</text:span></text:p>
      <text:p text:style-name="P12"/>
      <text:p text:style-name="P11"/>
      <text:p text:style-name="P3"><text:span text:style-name="T1"/></text:p>
      <text:p text:style-name="P3"><text:soft-page-break/><text:span text:style-name="T1"/></text:p>
      <text:p text:style-name="P3"><text:span text:style-name="T1">Textual Entailment d</text:span><text:span text:style-name="T2">alam Pengukuran Kredibilitas</text:span></text:p>
      <text:p text:style-name="P48"/>
      <text:p text:style-name="P15"/>
      <text:p text:style-name="P15">Pendekatan pada pengenalan textual entailment</text:p>
      <text:p text:style-name="P10">Bag of words <text:s text:c="2"/>kelebihan pendekatan ini sederhana dan <text:s/>adalah <text:s/>kelemahan:</text:p>
      <text:p text:style-name="P10"/>
      <text:p text:style-name="P10">Contoh:</text:p>
      <text:p text:style-name="P5"><text:span text:style-name="T9">T: </text:span><text:span text:style-name="T5">Attack helicopters, Chinooks, armoured vehicles, cranes and a fire engine encircled the group.</text:span></text:p>
      <text:p text:style-name="P3"><text:span text:style-name="T9">H: </text:span><text:span text:style-name="T5">There was a Chinook attack.</text:span></text:p>
      <text:p text:style-name="P8"><text:bookmark text:name="_GoBack"/></text:p>
      <text:p text:style-name="P15"><text:span text:style-name="T29">Penelitian Terkait </text:span></text:p>
      <text:p text:style-name="P15"/>
      <text:p text:style-name="P15"/>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65">Penulis</text:p>
          </table:table-cell>
          <table:table-cell table:style-name="Table2.A1" office:value-type="string">
            <text:p text:style-name="P65">Teknik</text:p>
          </table:table-cell>
          <table:table-cell table:style-name="Table2.A1" office:value-type="string">
            <text:p text:style-name="P87">Machine Learning Model</text:p>
          </table:table-cell>
          <table:table-cell table:style-name="Table2.A1" office:value-type="string">
            <text:p text:style-name="P66">External Resources</text:p>
          </table:table-cell>
          <table:table-cell table:style-name="Table2.E1" office:value-type="string">
            <text:p text:style-name="P65">Akurasi</text:p>
          </table:table-cell>
        </table:table-row>
        <table:table-row>
          <table:table-cell table:style-name="Table2.A2" office:value-type="string">
            <text:p text:style-name="P51">Burchardt</text:p>
          </table:table-cell>
          <table:table-cell table:style-name="Table2.A2" office:value-type="string">
            <text:p text:style-name="P69">Analisis linguistik <text:span text:style-name="T35">(</text:span>LFG, Framenet). <text:span text:style-name="T35">LFG <text:s/>diproyeksikan ke framenet dalam bentuk graph. Kecocokan graph (node dan edge), disebut semantic overlap. </text:span><text:s/></text:p>
            <text:p text:style-name="P69"><text:s/></text:p>
          </table:table-cell>
          <table:table-cell table:style-name="Table2.A2" office:value-type="string">
            <text:p text:style-name="P70">Fitur: semantic overlap (total 47 fitur) </text:p>
          </table:table-cell>
          <table:table-cell table:style-name="Table2.A2" office:value-type="string">
            <text:p text:style-name="P70">Wordnet, SUMO</text:p>
          </table:table-cell>
          <table:table-cell table:style-name="Table2.E2" office:value-type="string">
            <text:p text:style-name="P72">0.6250</text:p>
          </table:table-cell>
        </table:table-row>
        <table:table-row>
          <table:table-cell table:style-name="Table2.A2" office:value-type="string">
            <text:p text:style-name="P51">Burchardt</text:p>
          </table:table-cell>
          <table:table-cell table:style-name="Table2.A2" office:value-type="string">
            <text:p text:style-name="P70">Word overlap <text:span text:style-name="T36">antara T dan H</text:span>. Kata yang digunakan <text:span text:style-name="T36">hanya kata benda, kata kerja <text:s/>dan kata sifat, kata keterangan.</text:span></text:p>
          </table:table-cell>
          <table:table-cell table:style-name="Table2.A2" office:value-type="string">
            <text:p text:style-name="P70">Satu fitur: word overlap. <text:span text:style-name="T36">Algoritma: J48</text:span></text:p>
          </table:table-cell>
          <table:table-cell table:style-name="Table2.A2" office:value-type="string">
            <text:p text:style-name="P67">-</text:p>
          </table:table-cell>
          <table:table-cell table:style-name="Table2.E2" office:value-type="string">
            <text:p text:style-name="P73">0.6262</text:p>
          </table:table-cell>
        </table:table-row>
        <table:table-row>
          <table:table-cell table:style-name="Table2.A2" office:value-type="string">
            <text:p text:style-name="P68">Bobrow</text:p>
          </table:table-cell>
          <table:table-cell table:style-name="Table2.A2" office:value-type="string">
            <text:p text:style-name="P88"><text:span text:style-name="T25">Pemetaan d</text:span><text:span text:style-name="T23">ependency structure ke </text:span><text:span text:style-name="T25">konsep </text:span><text:span text:style-name="T23">yang berisi </text:span><text:span text:style-name="T39">Agent, Theme, and Goal. </text:span><text:span text:style-name="T23">Penentuan entailment dilakukan dengan </text:span><text:span text:style-name="T25">alignment konsep tersebut</text:span><text:span text:style-name="T23">. </text:span><text:span text:style-name="T25">Dilakukan n</text:span><text:span text:style-name="T23">ormalisasi sintaks (pasif ke aktif), </text:span><text:soft-page-break/><text:span text:style-name="T23">penanganan negasi, </text:span><text:span text:style-name="T25">aspek </text:span><text:span text:style-name="T24">temporal.</text:span></text:p>
          </table:table-cell>
          <table:table-cell table:style-name="Table2.A2" office:value-type="string">
            <text:p text:style-name="P67">-</text:p>
          </table:table-cell>
          <table:table-cell table:style-name="Table2.A2" office:value-type="string">
            <text:p text:style-name="P71">Wordnet, <text:span text:style-name="T42">Verbnet</text:span></text:p>
          </table:table-cell>
          <table:table-cell table:style-name="Table2.E2" office:value-type="string">
            <text:p text:style-name="P74">0.5112</text:p>
          </table:table-cell>
        </table:table-row>
        <table:table-row>
          <table:table-cell table:style-name="Table2.A2" office:value-type="string">
            <text:p text:style-name="P57"><text:span text:style-name="T43">Tatu</text:span></text:p>
          </table:table-cell>
          <table:table-cell table:style-name="Table2.A2" office:value-type="string">
            <text:p text:style-name="P76"><text:span text:style-name="T49">Analisis linguistik: named entity, coreference, semantic parsing, normalisasi ekspresi waktu. Bangkitkan variasi lexical chain. <text:s/>Konversi T-H menjadi logical representation form, penanganan negasi. <text:s/>Penentuan dilakukan dengan pembuktian.</text:span></text:p>
          </table:table-cell>
          <table:table-cell table:style-name="Table2.A2" office:value-type="string">
            <text:p text:style-name="P67">-</text:p>
          </table:table-cell>
          <table:table-cell table:style-name="Table2.A2" office:value-type="string">
            <text:p text:style-name="P75">Extended Wordnet</text:p>
            <text:p text:style-name="P75"/>
          </table:table-cell>
          <table:table-cell table:style-name="Table2.E2" office:value-type="string">
            <text:p text:style-name="P56"><text:span text:style-name="T43">0.7225</text:span></text:p>
            <text:p text:style-name="P67"/>
          </table:table-cell>
        </table:table-row>
        <table:table-row>
          <table:table-cell table:style-name="Table2.A2" office:value-type="string">
            <text:p text:style-name="P59">Iftene</text:p>
          </table:table-cell>
          <table:table-cell table:style-name="Table2.A2" office:value-type="string">
            <text:p text:style-name="P77">Dependency tree, named entitiy. Tree edit distance antar <text:span text:style-name="T50">dependency tree T dan H. Transformasi tree hypothesis menggunakan ekstrenal resources. Hitung nilai fitness (lokal dan global), jika melewati threshold maka dianggap entail.</text:span></text:p>
          </table:table-cell>
          <table:table-cell table:style-name="Table2.A2" office:value-type="string">
            <text:p text:style-name="P67">-</text:p>
          </table:table-cell>
          <table:table-cell table:style-name="Table2.A2" office:value-type="string">
            <text:p text:style-name="P77">Wordnet, Dirt, Wikipedia, Acronim database</text:p>
          </table:table-cell>
          <table:table-cell table:style-name="Table2.E2" office:value-type="string">
            <text:p text:style-name="P58"><text:span text:style-name="T43">0.6913</text:span></text:p>
            <text:p text:style-name="P72"/>
          </table:table-cell>
        </table:table-row>
        <table:table-row>
          <table:table-cell table:style-name="Table2.A2" office:value-type="string">
            <text:p text:style-name="P78">Bar-Haim</text:p>
          </table:table-cell>
          <table:table-cell table:style-name="Table2.A2" office:value-type="string">
            <text:p text:style-name="P79"><text:span text:style-name="T51">Dependency tree. </text:span>Generate <text:span text:style-name="T52">berbagai variasi tree </text:span><text:s/>dari <text:span text:style-name="T52">T</text:span>ext <text:span text:style-name="T51">menggunakan entailment rule, hitung cost function antara tree tersebut dengan H</text:span>. <text:s/><text:span text:style-name="T52">Entailment rule mencakup: syntatic, polarity, negation, lexical, syntatic rule.</text:span></text:p>
          </table:table-cell>
          <table:table-cell table:style-name="Table2.A2" office:value-type="string">
            <text:p text:style-name="P67">-</text:p>
          </table:table-cell>
          <table:table-cell table:style-name="Table2.A2" office:value-type="string">
            <text:p text:style-name="P67">-</text:p>
          </table:table-cell>
          <table:table-cell table:style-name="Table2.E2" office:value-type="string">
            <text:p text:style-name="P78">0.6112</text:p>
          </table:table-cell>
        </table:table-row>
        <table:table-row>
          <table:table-cell table:style-name="Table2.A2" office:value-type="string">
            <text:p text:style-name="P80">Harmeling</text:p>
          </table:table-cell>
          <table:table-cell table:style-name="Table2.A2" office:value-type="string">
            <text:p text:style-name="P81">Mirip dengan Bar-Haim, tetapi menggunakan wordnet. Parameter diperoleh dengan learning</text:p>
          </table:table-cell>
          <table:table-cell table:style-name="Table2.A2" office:value-type="string">
            <text:p text:style-name="P67">-</text:p>
          </table:table-cell>
          <table:table-cell table:style-name="Table2.A2" office:value-type="string">
            <text:p text:style-name="P81">Wordnet</text:p>
          </table:table-cell>
          <table:table-cell table:style-name="Table2.E2" office:value-type="string">
            <text:p text:style-name="P82">0.5775</text:p>
          </table:table-cell>
        </table:table-row>
        <table:table-row>
          <table:table-cell table:style-name="Table2.A2" office:value-type="string">
            <text:p text:style-name="P83">Li</text:p>
          </table:table-cell>
          <table:table-cell table:style-name="Table2.A2" office:value-type="string">
            <text:p text:style-name="P83"><text:span text:style-name="T53">Dependency tree, word sense disambiguation, l</text:span>exical semantic similarity <text:span text:style-name="T53">(LSS)</text:span>, named entitiy, dependent content word pair, negasi. <text:span text:style-name="T53">Fitur paling penting adalah LSS dan named entitity.</text:span></text:p>
          </table:table-cell>
          <table:table-cell table:style-name="Table2.A2" office:value-type="string">
            <text:p text:style-name="P84">J48</text:p>
          </table:table-cell>
          <table:table-cell table:style-name="Table2.A2" office:value-type="string">
            <text:p text:style-name="P84">Wordnet</text:p>
          </table:table-cell>
          <table:table-cell table:style-name="Table2.E2" office:value-type="string">
            <text:p text:style-name="P83">0.6488</text:p>
          </table:table-cell>
        </table:table-row>
        <table:table-row>
          <table:table-cell table:style-name="Table2.A2" office:value-type="string">
            <text:p text:style-name="P84">Hickl</text:p>
          </table:table-cell>
          <table:table-cell table:style-name="Table2.A2" office:value-type="string">
            <text:p text:style-name="P85"><text:span text:style-name="T54">Dependency tree, named entitiy, coreference, normalisasi temporal dan spasial. <text:s/>Heuristik digunakan untuk menge</text:span>kstrak <text:span text:style-name="T32">discourse commitment </text:span><text:span text:style-name="T46">(DC)</text:span><text:span text:style-name="T54"> dari <text:s/>T dan H. DC adalah proposisi yang bernilai true untuk T dan H. <text:s/>DC terbaik dipilih menggunakan weighted </text:span><text:span text:style-name="T32">bipartite matching algorithm </text:span><text:span text:style-name="T47">(allignment)</text:span><text:span text:style-name="T54">. <text:s/>Selanjutnya entailment ditentukan dengan decision tree classifier antara pasangan-pasangan DC dari T dan DC dari H. <text:s/>Jika </text:span><text:soft-page-break/><text:span text:style-name="T54">dinyatakan entail, proses dilanjutkan dengan pemeriksaan kontradiksi. <text:s/>Heuristik yang digunakan untuk mengestrak DC: sentence segmentation, dekomposisi, supplemental expression, relation extraction, coreference resolution. </text:span></text:p>
          </table:table-cell>
          <table:table-cell table:style-name="Table2.A2" office:value-type="string">
            <text:p text:style-name="P86">Decision tree</text:p>
          </table:table-cell>
          <table:table-cell table:style-name="Table2.A2" office:value-type="string">
            <text:p text:style-name="P84">Wordnet</text:p>
          </table:table-cell>
          <table:table-cell table:style-name="Table2.E2" office:value-type="string">
            <text:p text:style-name="P84">0.8000</text:p>
          </table:table-cell>
        </table:table-row>
      </table:table>
      <text:p text:style-name="P15"/>
      <text:p text:style-name="P49"/>
      <text:p text:style-name="P13">Asfd</text:p>
      <text:p text:style-name="P13"/>
      <text:p text:style-name="P52"/>
      <text:p text:style-name="P13"/>
      <text:p text:style-name="P9"/>
      <text:p text:style-name="P9"/>
      <text:p text:style-name="P9"/>
      <text:p text:style-name="P9"/>
      <text:p text:style-name="P9"/>
      <text:p text:style-name="P9"/>
      <text:p text:style-name="P9"/>
      <text:p text:style-name="P9"/>
      <text:p text:style-name="P9"/>
      <text:p text:style-name="P9"/>
      <text:p text:style-name="P8">Democrat members had strong small business voting records.</text:p>
      <text:p text:style-name="P8"/>
      <text:p text:style-name="P8">Democrat members</text:p>
      <text:p text:style-name="P8"><text:soft-page-break/>small business voting records</text:p>
      <text:p text:style-name="P8">had</text:p>
      <text:p text:style-name="P8"/>
      <text:p text:style-name="P8">Democrat members of the Ways and Means Committee, where tax bills are written and advanced, do not have strong small business voting records.</text:p>
      <text:p text:style-name="P8"/>
      <text:p text:style-name="P15">Dataset</text:p>
      <text:p text:style-name="P24"><text:span text:style-name="T4">Dataset untuk eksperimen, diambil dari RTE Challange ke-3 </text:span><text:span text:style-name="T13">(RTE3)</text:span><text:span text:style-name="T4">. Tujuan dari RTE</text:span><text:span text:style-name="T13">3 </text:span><text:span text:style-name="T4">adalah menyediakan dataset yang dapat dijadikan benchmark untuk task </text:span><text:span text:style-name="T12">pengenalan text entailment</text:span><text:span text:style-name="T4">. <text:s text:c="2"/></text:span><text:span text:style-name="T12">Dalam tantangan ini, disediakan pasangan H <text:s/>dan T, dan peserta diminta untuk memprediksi apakah H dapat diturunkan dari T atau T entails H. </text:span></text:p>
      <text:p text:style-name="P25"><text:span text:style-name="T4">Dataset diambil dari ….. <text:s text:c="3"/>[jelaskan proses </text:span><text:span text:style-name="T13">perolehan dataset</text:span><text:span text:style-name="T4">]</text:span></text:p>
      <text:p text:style-name="P26"><text:span text:style-name="T16">D</text:span><text:span text:style-name="T14">ataset diambil web based system. Untuk menghindari masalah copyright, sebagian data diambil dari dataset kompetisi di bidang information retrieval, summarization. Sebagian lagi diambil dari Wikinews atau Wikipedia.</text:span></text:p>
      <text:p text:style-name="P26"><text:span text:style-name="T19">[perlu penjelasan tentang sumber </text:span><text:span text:style-name="T14"><text:s/></text:span><text:span text:style-name="T19">untuk setiap task?]</text:span></text:p>
      <text:p text:style-name="P25"><text:span text:style-name="T12">B</text:span><text:span text:style-name="T4">erikut adalah beberapa contoh dari pasangan T-H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Task</text:p>
          </table:table-cell>
          <table:table-cell table:style-name="Table1.A1" office:value-type="string">
            <text:p text:style-name="P31">Text </text:p>
          </table:table-cell>
          <table:table-cell table:style-name="Table1.A1" office:value-type="string">
            <text:p text:style-name="P31">Hypothesis </text:p>
          </table:table-cell>
          <table:table-cell table:style-name="Table1.D1" office:value-type="string">
            <text:p text:style-name="P31">Text Entailment</text:p>
          </table:table-cell>
        </table:table-row>
        <table:table-row>
          <table:table-cell table:style-name="Table1.A2" office:value-type="string">
            <text:p text:style-name="P29"/>
          </table:table-cell>
          <table:table-cell table:style-name="Table1.A2" office:value-type="string">
            <text:p text:style-name="P30">[tbd contoh]</text:p>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
      <text:p text:style-name="P8"/>
      <text:p text:style-name="P4"><text:span text:style-name="T15">J</text:span><text:span text:style-name="T16">umlah instance pada RTE3 adalah 1600 pasangan </text:span><text:span text:style-name="T18">T</text:span><text:span text:style-name="T16">-</text:span><text:span text:style-name="T18">H</text:span><text:span text:style-name="T16">, yang terdiri atas 800 pasang untuk </text:span><text:span text:style-name="T19">pengembangan</text:span><text:span text:style-name="T16"> </text:span><text:span text:style-name="T19">atau pelatihan</text:span><text:span text:style-name="T16"> dan 800 pasang untuk test. Setiap 800 pasangan tersebut, terdiri atas 400 pasang <text:s text:c="2"/></text:span><text:span text:style-name="T18">contoh </text:span><text:span text:style-name="T16">entails </text:span><text:span text:style-name="T17">positif (t entails h) <text:s/></text:span><text:span text:style-name="T16">dan 400 pasang entails </text:span><text:span text:style-name="T17">negatif</text:span><text:span text:style-name="T16"> <text:s/></text:span><text:span text:style-name="T17">(t not entails h)</text:span><text:span text:style-name="T16">. <text:s/></text:span><text:span text:style-name="T19">Ukuran evaluasi adalah akurasi dari dataset test.</text:span></text:p>
      <text:p text:style-name="P6"/>
      <text:p text:style-name="P18">Eksperimen</text:p>
      <text:p text:style-name="P17"/>
      <text:p text:style-name="P14"><text:soft-page-break/>Arsitektur Sistem</text:p>
      <text:p text:style-name="P8">Preproses</text:p>
      <text:list xml:id="list5145434306590946491" text:style-name="WWNum1">
        <text:list-item>
          <text:p text:style-name="P41">part of speech </text:p>
        </text:list-item>
        <text:list-item>
          <text:p text:style-name="P41">dependency tree (belum digunakan)</text:p>
        </text:list-item>
        <text:list-item>
          <text:p text:style-name="P64"/>
        </text:list-item>
      </text:list>
      <text:p text:style-name="P19">Analisis Hasil</text:p>
      <text:p text:style-name="P19">Subject-Verb-Object</text:p>
      <text:p text:style-name="P20">Eksperimen</text:p>
      <text:p text:style-name="P20"/>
      <text:p text:style-name="P16"/>
      <text:p text:style-name="P16">Permasalahan</text:p>
      <text:p text:style-name="P43">Jumlah data yang sedikit (800 pasang), mempersulit machine <text:s/>learning sulit untuk mendapatkan </text:p>
      <text:p text:style-name="P21">Entailment positif biasanya terjadi saat kata-kata di H ada di dalam T, sebagai contoh:</text:p>
      <text:p text:style-name="P21"/>
      <text:p text:style-name="P34">T: The soldier, <text:span text:style-name="T37">James Barker</text:span>, one of four American soldiers<text:span text:style-name="T37"> accused of raping the Iraqi girl and killing her family</text:span> in the March 2006 incident, pleaded guilty on Wednesday to rape and murder in Fort Campbell, Kentucky</text:p>
      <text:p text:style-name="P37">H: James Barker is accused of raping an Iraqi girl and killing her family.</text:p>
      <text:p text:style-name="P27"><text:span text:style-name="T21">Tetapi </text:span><text:span text:style-name="T14">penggunaan kata yang berbeda atau tambahan sedikit kata dapat menyebabkan tidak terjadi entailment</text:span><text:span text:style-name="T21">, sebagai co</text:span><text:span text:style-name="T14">ntoh</text:span></text:p>
      <text:p text:style-name="P43"/>
      <text:p text:style-name="P35"><text:span text:style-name="T14">T: </text:span><text:span text:style-name="T22">There was a Chinook </text:span><text:span text:style-name="T3">attack</text:span><text:span text:style-name="T22">.</text:span></text:p>
      <text:p text:style-name="P36"><text:span text:style-name="T14">H: Attack helicopters, Chinooks, armoured vehicles, cranes and a fire engine </text:span><text:span text:style-name="T1">encircled</text:span><text:span text:style-name="T14"> the group</text:span></text:p>
      <text:p text:style-name="P43">Permasalah coreference, sebagai contoh:</text:p>
      <text:p text:style-name="P21">T: Mr Calderon is able to create a mass civil disobedience movement.</text:p>
      <text:p text:style-name="P21">H: Although he has enough of a support base to be able to create a mass civil disobedience movement, some analysts think that his campaign will be, at best, a thorn in Mr Calderon's sid</text:p>
      <text:p text:style-name="P22"><text:soft-page-break/>Permasalahan common knowledge, sebagai contoh:</text:p>
      <text:p text:style-name="P22">T: The Senate is the least productive</text:p>
      <text:p text:style-name="P23">H: Forty-five percent of the bills examined were bipartisan, and 85 percent of the reviewed bills had Republican lead sponsors. 8221; Small business owners are disappointed by the <text:span text:style-name="T37">Republican</text:span> track record, particularly <text:span text:style-name="T37">the lack of productivity in the Senate</text:span></text:p>
      <text:p text:style-name="P47">Perlu ada common knowledge bahwa Senat terdiri atasu partai Republik dan Demokrat.</text:p>
      <text:p text:style-name="P47"/>
      <text:p text:style-name="P46">Generic <text:s/>dan <text:s/>episodic</text:p>
      <text:p text:style-name="P46"/>
      <text:list xml:id="list6711398579607522580" text:style-name="L1">
        <text:list-header>
          <text:p text:style-name="P45"><text:s/></text:p>
        </text:list-header>
      </text:list>
      <text:p text:style-name="P89">Daftar Pustaka</text:p>
      <text:p text:style-name="P2">Burchardt, Aljoscha, et al. "A semantic approach to textual entailment: System evaluation and task analysis." <text:span text:style-name="T30">Proceedings of the ACL-PASCAL Workshop on Textual Entailment and Paraphrasing</text:span>. Association for Computational Linguistics, 2007.</text:p>
      <text:p text:style-name="P2">Bobrow, Daniel G., et al. "Precision-focused textual inference." <text:span text:style-name="T30">Proceedings of the ACL-PASCAL Workshop on Textual Entailment and Paraphrasing</text:span>. Association for Computational Linguistics, 2007.</text:p>
      <text:p text:style-name="P55">Tatu, Marta, and Dan Moldovan. "Cogex at RTE3." Proceedings of the ACL-PASCAL Workshop on Textual Entailment and Paraphrasing. Association for Computational Linguistics, 2007.</text:p>
      <text:p text:style-name="P60">Iftene, Adrian, and Alexandra Balahur-Dobrescu. "Hypothesis transformation and semantic variability rules used in recognizing textual entailment." Proceedings of the ACL-PASCAL Workshop on Textual Entailment and Paraphrasing. Association for Computational Linguistics, 2007.</text:p>
      <text:p text:style-name="P61">Bar-Haim, Roy, et al. "Semantic inference at the lexical-syntactic level for textual entailment recognition." Proceedings of the ACL-PASCAL Workshop on Textual Entailment and Paraphrasing. Association for Computational Linguistics, 2007.</text:p>
      <text:p text:style-name="P62">Harmeling, Stefan. "An extensible probabilistic transformation-based approach to the third recognizing textual entailment challenge." Proceedings of the ACL-PASCAL Workshop on Textual Entailment and Paraphrasing. Association for Computational Linguistics, 2007.</text:p>
      <text:p text:style-name="P63">Li, Baoli, et al. "Machine learning based semantic inference: Experiments and Observations at RTE-3." Proceedings of the ACL-PASCAL Workshop on Textual Entailment and Paraphrasing. Association for Computational Linguistics,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imbusRomNo9L-Regu" svg:font-family="NimbusRomNo9L-Regu" style:font-family-generic="roman"/>
    <style:font-face style:name="Times New Roman1" svg:font-family="'Times New Roman'" style:font-family-generic="roman"/>
    <style:font-face style:name="Times-Roman~42" svg:font-family="Times-Roman~42" style:font-family-generic="roman"/>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in" fo:margin-bottom="0.1in" style:contextual-spacing="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fo:font-size="10pt" style:font-size-asian="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7</meta:editing-cycles>
    <meta:creation-date>2014-12-13T05:51:00</meta:creation-date>
    <dc:date>2014-12-15T04:30:38.796000000</dc:date>
    <meta:editing-duration>PT11H33M19S</meta:editing-duration>
    <meta:generator>LibreOffice/4.2.3.3$Windows_x86 LibreOffice_project/882f8a0a489bc99a9e60c7905a60226254cb6ff0</meta:generator>
    <meta:document-statistic meta:table-count="2" meta:image-count="0" meta:object-count="0" meta:page-count="9" meta:paragraph-count="126" meta:word-count="1231" meta:character-count="8928" meta:non-whitespace-character-count="77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